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helfmark</text:p>
          </table:table-cell>
          <table:table-cell table:style-name="ce1" office:value-type="string" calcext:value-type="string">
            <text:p>number</text:p>
          </table:table-cell>
          <table:table-cell table:style-name="ce2" office:value-type="string" calcext:value-type="string">
            <text:p>mh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Esl II 65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sl I 77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only or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sl II 63</text:p>
          </table:table-cell>
          <table:table-cell/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sl I 14</text:p>
          </table:table-cell>
          <table:table-cell/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sl II 62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lacks cl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sl II 64</text:p>
          </table:table-cell>
          <table:table-cell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sl II 35</text:p>
          </table:table-cell>
          <table:table-cell/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sl I 136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sl I 76</text:p>
          </table:table-cell>
          <table:table-cell office:value-type="float" office:value="3" calcext:value-type="float">
            <text:p>3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sl I 76</text:p>
          </table:table-cell>
          <table:table-cell office:value-type="float" office:value="4" calcext:value-type="float">
            <text:p>4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sl I 339</text:p>
          </table:table-cell>
          <table:table-cell office:value-type="float" office:value="2" calcext:value-type="float">
            <text:p>2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sl I 76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sl I 339</text:p>
          </table:table-cell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sl I 175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sl I 76</text:p>
          </table:table-cell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D1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2-09-18T09:31:32.867516004</dc:date>
    <meta:editing-duration>PT55M49S</meta:editing-duration>
    <meta:editing-cycles>27</meta:editing-cycles>
    <meta:generator>LibreOffice/7.4.1.2$Linux_X86_64 LibreOffice_project/40$Build-2</meta:generator>
    <meta:document-statistic meta:table-count="1" meta:cell-count="59" meta:object-count="0"/>
  </office:meta>
</office:document-meta>
</file>